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paragraph-rsid="0016a226"/>
    </style:style>
    <style:style style:name="P3" style:family="paragraph" style:parent-style-name="Standard">
      <style:text-properties officeooo:rsid="0016a226" officeooo:paragraph-rsid="0016a226"/>
    </style:style>
    <style:style style:name="P4" style:family="paragraph" style:parent-style-name="Standard">
      <style:text-properties style:text-underline-style="none" officeooo:paragraph-rsid="00181089"/>
    </style:style>
    <style:style style:name="P5" style:family="paragraph" style:parent-style-name="Standard">
      <style:text-properties style:text-underline-style="solid" style:text-underline-width="auto" style:text-underline-color="font-color" officeooo:paragraph-rsid="0016a226"/>
    </style:style>
    <style:style style:name="P6" style:family="paragraph" style:parent-style-name="Standard">
      <style:text-properties officeooo:rsid="00181089" officeooo:paragraph-rsid="00181089"/>
    </style:style>
    <style:style style:name="P7" style:family="paragraph" style:parent-style-name="Standard">
      <style:text-properties officeooo:paragraph-rsid="00181089"/>
    </style:style>
    <style:style style:name="T1" style:family="text">
      <style:text-properties officeooo:rsid="0016a22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81089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 1. Desarrollo de software:</text:p>
      <text:p text:style-name="Standard"/>
      <text:p text:style-name="P2"><text:span text:style-name="T1">1. </text:span><text:span text:style-name="T2">¿Qué es una aplicación según el texto?</text:span></text:p>
      <text:p text:style-name="P2"><text:tab/><text:span text:style-name="T1">Es un tipo de programa informático diseñado para facilitar al usuario la realización de un determinado trabajo.</text:span></text:p>
      <text:p text:style-name="P2"/>
      <text:p text:style-name="P2">2. <text:span text:style-name="T2">¿Para qué se suelen diseñar las aplicaciones?</text:span></text:p>
      <text:p text:style-name="P3"><text:span text:style-name="T3">Para la automatización de tareas complicadas o tediosas como la contabilidad, redacción de documentos, o gestión de un almacén.</text:span></text:p>
      <text:p text:style-name="P2"><text:span text:style-name="T3"/></text:p>
      <text:p text:style-name="P2">3. <text:span text:style-name="T2">Menciona tres tareas complicadas o tediosas que las aplicaciones pueden automatizar.</text:span></text:p>
      <text:p text:style-name="P3"><text:span text:style-name="T3">contabilidad, redacción de documentos, o gestión de un almacén.</text:span></text:p>
      <text:p text:style-name="P2"/>
      <text:p text:style-name="P2">4. <text:span text:style-name="T2">¿Cuáles son tres ejemplos de programas de aplicación mencionados en el texto?</text:span></text:p>
      <text:p text:style-name="P3">­ContaPlus, LibreOffice Writter o Navision.</text:p>
      <text:p text:style-name="P2"/>
      <text:p text:style-name="P2">5. <text:span text:style-name="T2">¿Qué tipo de trabajo facilitan las aplicaciones al usuario?</text:span></text:p>
      <text:p text:style-name="P3">Los que automatizan tareas tediosas para el usuario.</text:p>
      <text:p text:style-name="P2"/>
      <text:p text:style-name="P2">6. <text:span text:style-name="T2">¿Qué es el lenguaje máquina y cuál es su principal problema?</text:span></text:p>
      <text:p text:style-name="P3">Es el lenguaje que “habla” la máquina, y con el cual nos comunicamos con ella. Su principal problema es la complejidad y lo poco parecido a nuestro lenguaje.</text:p>
      <text:p text:style-name="P2"/>
      <text:p text:style-name="P2">7. <text:span text:style-name="T2">¿Qué es un lenguaje de programación y para qué se utiliza?</text:span></text:p>
      <text:p text:style-name="P3">Es un lenguaje que se utiliza para comunicarnos con las piezas del ordenador para pedirles que hagan algo.</text:p>
      <text:p text:style-name="P2"/>
      <text:p text:style-name="P2">8. <text:span text:style-name="T2">¿Cómo se clasifican los lenguajes de programación según el nivel de abstracción?</text:span></text:p>
      <text:p text:style-name="P4"><text:span text:style-name="T4">Bajo y alto nivel, según lo cerca que estén del programador o del código máquina</text:span></text:p>
      <text:p text:style-name="P5"/>
      <text:p text:style-name="P2">9. <text:span text:style-name="T2">Menciona tres ejemplos de lenguajes de programación de tercera generación (3GL).</text:span></text:p>
      <text:p text:style-name="P6">JavaScript, C# y Python.</text:p>
      <text:p text:style-name="P2"/>
      <text:p text:style-name="P2">10. <text:span text:style-name="T2">¿Cuáles son los principales paradigmas de programación mencionados en el texto?</text:span></text:p>
      <text:p text:style-name="P6">Es el estilo de programación empleado.</text:p>
      <text:p text:style-name="P7"><text:span text:style-name="T4">Procedural, Orientada a Objetos, Funcional y Lógica.</text:span></text:p>
      <text:p text:style-name="P2"/>
      <text:p text:style-name="P2">11. <text:span text:style-name="T2">¿Qué es el código fuente de un programa informático?</text:span></text:p>
      <text:p text:style-name="P6">Conjunto de líneas de texto que forman las instrucciones a seguir para ejecutar el programa.</text:p>
      <text:p text:style-name="P2"/>
      <text:p text:style-name="P2">12. <text:span text:style-name="T2">¿Qué herramientas se utilizan para traducir el código fuente a código objeto?</text:span></text:p>
      <text:p text:style-name="P6">Linker y/o máquina virtual (Java).</text:p>
      <text:p text:style-name="P2"/>
      <text:p text:style-name="P2">13. <text:span text:style-name="T2">¿Qué es el código objeto y qué se necesita para obtener un programa ejecutable a partir de él?</text:span></text:p>
      <text:p text:style-name="P6">Es el proceso de enlazado y es directamente interpretado por la máquina. Se encuentra empaquetado en archivos .COM o .EXE</text:p>
      <text:p text:style-name="P7"/>
      <text:p text:style-name="P2">14. <text:span text:style-name="T5">¿Cuál es la diferencia principal entre un compilador y un intérprete?</text:span></text:p>
      <text:p text:style-name="P6">El complilador traduce el código y el intérprete lo ejecuta.(Lee el código y lo ejecuta en ese instante)</text:p>
      <text:p text:style-name="P2"/>
      <text:p text:style-name="P2"><text:soft-page-break/>15. <text:span text:style-name="T2">¿Qué es un depurador y cuál es su función principal?</text:span></text:p>
      <text:p text:style-name="P6">Ejecutar el código paso a paso para detectar el punto donde está el error y poder corregirlo.</text:p>
      <text:p text:style-name="P2"/>
      <text:p text:style-name="P2">16. ¿Qué es el ciclo de vida del software?</text:p>
      <text:p text:style-name="P2"/>
      <text:p text:style-name="P2"/>
      <text:p text:style-name="P2">17. ¿Cuáles son las fases del desarrollo de una aplicación mencionadas en el texto?</text:p>
      <text:p text:style-name="P2"/>
      <text:p text:style-name="P2"/>
      <text:p text:style-name="P2">18. ¿Qué se realiza en la fase de análisis del ciclo de vida del software?</text:p>
      <text:p text:style-name="P2"/>
      <text:p text:style-name="P2"/>
      <text:p text:style-name="P2">19. ¿Qué tipos de pruebas se mencionan en la fase de codificación y pruebas?</text:p>
      <text:p text:style-name="P2"/>
      <text:p text:style-name="P2"/>
      <text:p text:style-name="P2">20. ¿Qué tipos de mantenimiento existen según el texto?</text:p>
      <text:p text:style-name="P2"/>
      <text:p text:style-name="P2"/>
      <text:p text:style-name="P2">21. ¿Qué es una metodología de desarrollo de software?</text:p>
      <text:p text:style-name="P2"/>
      <text:p text:style-name="P2"/>
      <text:p text:style-name="P2">22. ¿Qué describe una metodología de desarrollo del software?</text:p>
      <text:p text:style-name="P2"/>
      <text:p text:style-name="P2"/>
      <text:p text:style-name="P2">23. ¿Cómo se ordenan las etapas en la metodología en cascada?</text:p>
      <text:p text:style-name="P2"/>
      <text:p text:style-name="P2"/>
      <text:p text:style-name="P2">24. ¿Cuáles son las fases del modelo en cascada original?</text:p>
      <text:p text:style-name="P2"/>
      <text:p text:style-name="P2"/>
      <text:p text:style-name="P2">25. ¿Por qué ha sido criticado el modelo en cascada?</text:p>
      <text:p text:style-name="P2"/>
      <text:p text:style-name="P2"/>
      <text:p text:style-name="P2">26. ¿Qué problema intenta resolver la metodología en V?</text:p>
      <text:p text:style-name="P2"/>
      <text:p text:style-name="P2"/>
      <text:p text:style-name="P2">27. ¿Qué representa la parte izquierda y derecha de la “V” en el modelo en V?</text:p>
      <text:p text:style-name="P2"/>
      <text:p text:style-name="P2"/>
      <text:p text:style-name="P2">28. ¿Cuál es el objetivo de la metodología iterativa?</text:p>
      <text:p text:style-name="P2"/>
      <text:p text:style-name="P2"/>
      <text:p text:style-name="P2">29. ¿Cómo se combina el modelo incremental con la filosofía iterativa?</text:p>
      <text:p text:style-name="P2"/>
      <text:p text:style-name="P2"/>
      <text:p text:style-name="P2">30. ¿Qué es el desarrollo en espiral y quién lo desarrolló?</text:p>
      <text:p text:style-name="P2"/>
      <text:p text:style-name="P2"/>
      <text:p text:style-name="P2">31. ¿Qué es el desarrollo ágil de software?</text:p>
      <text:p text:style-name="P2"/>
      <text:p text:style-name="P2"/>
      <text:p text:style-name="P2">32. ¿Quiénes desarrollaron la metodología SCRUM?</text:p>
      <text:p text:style-name="P2"><text:soft-page-break/></text:p>
      <text:p text:style-name="P2"/>
      <text:p text:style-name="P2">33. ¿Cuáles son las dos principales características de SCRUM?</text:p>
      <text:p text:style-name="P2"/>
      <text:p text:style-name="P2"/>
      <text:p text:style-name="P2">34. ¿Qué es el Product Backlog en SCRUM?</text:p>
      <text:p text:style-name="P2"/>
      <text:p text:style-name="P2"/>
      <text:p text:style-name="P2">35. ¿Qué se decide en la reunión de Sprint Planning?</text:p>
      <text:p text:style-name="P2"/>
      <text:p text:style-name="P2"/>
      <text:p text:style-name="P2">36. ¿Quién es el Product Owner y cuál es su rol en SCRUM?</text:p>
      <text:p text:style-name="P2"/>
      <text:p text:style-name="P2"/>
      <text:p text:style-name="P2">37. ¿Qué es el equipo de desarrollo en SCRUM y cuál es su función?</text:p>
      <text:p text:style-name="P2"/>
      <text:p text:style-name="P2"/>
      <text:p text:style-name="P2">38. ¿Qué es la programación extrema (XP) y en qué tipo de equipos se aplica?</text:p>
      <text:p text:style-name="P2"/>
      <text:p text:style-name="P2"/>
      <text:p text:style-name="P2">39. ¿Cuál es la ventaja principal de XP?</text:p>
      <text:p text:style-name="P2"/>
      <text:p text:style-name="P2"/>
      <text:p text:style-name="P2">40. ¿Cómo se compara la metodología ágil con la metodología tradicional en términos de artefactos y roles?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5:12:53.512000000</meta:creation-date>
    <dc:date>2024-09-26T15:59:17.699000000</dc:date>
    <meta:editing-duration>PT15M16S</meta:editing-duration>
    <meta:editing-cycles>2</meta:editing-cycles>
    <meta:generator>LibreOffice/24.8.0.3$Windows_X86_64 LibreOffice_project/0bdf1299c94fe897b119f97f3c613e9dca6be583</meta:generator>
    <meta:document-statistic meta:table-count="0" meta:image-count="0" meta:object-count="0" meta:page-count="3" meta:paragraph-count="57" meta:word-count="668" meta:character-count="3904" meta:non-whitespace-character-count="3293"/>
  </office:meta>
</office:document-meta>
</file>